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Arial1" svg:font-family="Arial" style:font-family-generic="roman" style:font-pitch="variable"/>
    <style:font-face style:name="Arial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rightBlue_7e_LT_7e_Gliederung_20_1">
      <style:paragraph-properties fo:text-align="center" style:justify-single-word="false"/>
      <style:text-properties officeooo:paragraph-rsid="0010066b"/>
    </style:style>
    <style:style style:name="P2" style:family="paragraph" style:parent-style-name="Standard">
      <style:text-properties officeooo:paragraph-rsid="00199f82"/>
    </style:style>
    <style:style style:name="P3" style:family="paragraph" style:parent-style-name="Standard">
      <style:text-properties style:font-name="Liberation Serif" fo:font-size="12pt" fo:font-weight="normal" officeooo:rsid="0010066b" officeooo:paragraph-rsid="00199f8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b1220" officeooo:paragraph-rsid="001b122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b4385" officeooo:paragraph-rsid="001b4385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b4385" officeooo:paragraph-rsid="00199f82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officeooo:paragraph-rsid="00199f82"/>
    </style:style>
    <style:style style:name="P8" style:family="paragraph" style:parent-style-name="Standard" style:list-style-name="L2">
      <style:text-properties officeooo:paragraph-rsid="00199f82"/>
    </style:style>
    <style:style style:name="P9" style:family="paragraph" style:parent-style-name="Standard" style:list-style-name="L2">
      <style:text-properties style:font-name="Liberation Serif" fo:font-size="12pt" fo:font-weight="normal" officeooo:rsid="0010066b" officeooo:paragraph-rsid="00199f82" style:font-size-asian="12pt" style:font-weight-asian="normal" style:font-size-complex="12pt" style:font-weight-complex="normal"/>
    </style:style>
    <style:style style:name="T1" style:family="text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Sans1" fo:font-size="11pt" fo:font-weight="bold" officeooo:rsid="00199f82" style:font-size-asian="11pt" style:font-weight-asian="bold" style:font-size-complex="11pt" style:font-weight-complex="bold"/>
    </style:style>
    <style:style style:name="T3" style:family="text">
      <style:text-properties officeooo:rsid="001d2c68"/>
    </style:style>
    <style:style style:name="T4" style:family="text">
      <style:text-properties fo:font-style="italic" fo:font-weight="bold" officeooo:rsid="001d2c68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1d2c68" style:font-style-asian="normal" style:font-weight-asian="normal" style:font-style-complex="normal" style:font-weight-complex="normal"/>
    </style:style>
    <style:style style:name="T6" style:family="text">
      <style:text-properties officeooo:rsid="001e850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ícios Laboratório – </text:span><text:span text:style-name="T2">Herança</text:span></text:p>
      <text:p text:style-name="P2"/>
      <text:p text:style-name="P2">Implemente o cadastramento de itens de uma Loja que vende CDs, Filmes e Jogos.</text:p>
      <text:p text:style-name="P2"/>
      <text:list xml:id="list3915931099" text:style-name="L1">
        <text:list-item>
          <text:p text:style-name="P7">Um CD tem as seguintes informações: título, ano, tempo de duração, comentários, artista e quantidade de faixas;</text:p>
        </text:list-item>
        <text:list-item>
          <text:p text:style-name="P7">Um Filme tem as seguintes informações: título, ano, tempo de duração, comentários e diretor</text:p>
        </text:list-item>
        <text:list-item>
          <text:p text:style-name="P7">e Um Jogo tem as seguintes informações: título, ano, tempo de duração, comentários, número de jogadores e plataforma</text:p>
        </text:list-item>
      </text:list>
      <text:p text:style-name="P2"/>
      <text:p text:style-name="P2">Escreva as classes necessárias para representar o enunciado usando o conceito de herança, polimorfismo e as boas práticas de encapsulamento. <text:span text:style-name="T3">Utilize uma superclasse </text:span><text:span text:style-name="T4">Item </text:span><text:span text:style-name="T5">agrupando os dados comuns das demais classes.</text:span></text:p>
      <text:p text:style-name="P2"/>
      <text:p text:style-name="P2">Criar métodos para mostrar os dados comuns de todos os itens e outros para mostrar as peculiaridades de cada item.</text:p>
      <text:p text:style-name="P2"/>
      <text:p text:style-name="P2">Criar um método para retornar a plataforma de um jogo</text:p>
      <text:p text:style-name="P2"/>
      <text:p text:style-name="P2">Escrever uma classe Principal para:</text:p>
      <text:p text:style-name="P2"/>
      <text:list xml:id="list4262904525" text:style-name="L2">
        <text:list-item>
          <text:p text:style-name="P8">Criar 10 filmes, cds e jogos, atribuindo os valores através de construtores ou através de métodos sets.</text:p>
        </text:list-item>
        <text:list-item>
          <text:p text:style-name="P8">Armazenar os itens criados em um <text:span text:style-name="T6">ArrayList</text:span>.</text:p>
        </text:list-item>
        <text:list-item>
          <text:p text:style-name="P8">Percorrer <text:span text:style-name="T6">a lista</text:span> mostrando os dados dos itens armazenados (dados comuns + dados específicos de cada item) </text:p>
        </text:list-item>
        <text:list-item>
          <text:p text:style-name="P9">Quando for jogo, mostrar separadamente a plataforma</text:p>
        </text:list-item>
      </text:list>
      <text:p text:style-name="P3"/>
      <text:p text:style-name="P6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Arial1" svg:font-family="Arial" style:font-family-generic="roman" style:font-pitch="variable"/>
    <style:font-face style:name="Arial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23:19:59.778000000</meta:creation-date>
    <dc:date>2020-09-23T11:31:09.604303560</dc:date>
    <meta:editing-duration>PT32M58S</meta:editing-duration>
    <meta:editing-cycles>10</meta:editing-cycles>
    <meta:generator>LibreOffice/6.2.0.3$MacOSX_X86_64 LibreOffice_project/98c6a8a1c6c7b144ce3cc729e34964b47ce25d62</meta:generator>
    <meta:document-statistic meta:table-count="0" meta:image-count="0" meta:object-count="0" meta:page-count="1" meta:paragraph-count="13" meta:word-count="187" meta:character-count="1156" meta:non-whitespace-character-count="987"/>
  </office:meta>
</office:document-meta>
</file>